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e1da4" officeooo:paragraph-rsid="001e1da4"/>
    </style:style>
    <style:style style:name="P2" style:family="paragraph" style:parent-style-name="Table_20_Contents">
      <style:text-properties officeooo:rsid="001e1da4" officeooo:paragraph-rsid="001e88af"/>
    </style:style>
    <style:style style:name="P3" style:family="paragraph" style:parent-style-name="Table_20_Contents">
      <style:text-properties officeooo:rsid="001e88af" officeooo:paragraph-rsid="001e88af"/>
    </style:style>
    <style:style style:name="P4" style:family="paragraph" style:parent-style-name="Table_20_Contents">
      <style:text-properties officeooo:rsid="001e88af" officeooo:paragraph-rsid="0021438f"/>
    </style:style>
    <style:style style:name="P5" style:family="paragraph" style:parent-style-name="Table_20_Contents">
      <style:text-properties officeooo:rsid="001e1da4" officeooo:paragraph-rsid="001e1da4" fo:background-color="#ffff00"/>
    </style:style>
    <style:style style:name="T1" style:family="text">
      <style:text-properties officeooo:rsid="001e88af"/>
    </style:style>
    <style:style style:name="T2" style:family="text">
      <style:text-properties officeooo:rsid="0021438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Antarmuka</text:p>
          </table:table-cell>
          <table:table-cell table:style-name="Table1.C1" office:value-type="string">
            <text:p text:style-name="P1">Server</text:p>
          </table:table-cell>
        </table:table-row>
        <table:table-row>
          <table:table-cell table:style-name="Table1.A2" office:value-type="string">
            <text:p text:style-name="P1">Level 2 Dekomposisi</text:p>
          </table:table-cell>
          <table:table-cell table:style-name="Table1.A2" office:value-type="string">
            <text:p text:style-name="P5">Gambar subsistem perlu di beri Jaringan Internet di atas aplikasi web</text:p>
            <text:p text:style-name="P1"/>
            <text:p text:style-name="P3">sususan tampilan halaman tiap web</text:p>
          </table:table-cell>
          <table:table-cell table:style-name="Table1.C2" office:value-type="string">
            <text:p text:style-name="P3">Database : MySQL</text:p>
            <text:p text:style-name="P4">App : Djange</text:p>
            <text:p text:style-name="P3"><text:span text:style-name="T2">WSGI</text:span>: Gunicorn</text:p>
            <text:p text:style-name="P3">Web Server : Nginx</text:p>
            <text:p text:style-name="P3"/>
            <text:p text:style-name="P3">update isis</text:p>
          </table:table-cell>
        </table:table-row>
        <table:table-row>
          <table:table-cell table:style-name="Table1.A2" office:value-type="string">
            <text:p text:style-name="P1">Permodelan tinggal laku sistem</text:p>
          </table:table-cell>
          <table:table-cell table:style-name="Table1.A2" office:value-type="string">
            <text:p text:style-name="P1">UML sequence <text:span text:style-name="T1">dari dengan aktor tiap halaman</text:span></text:p>
          </table:table-cell>
          <table:table-cell table:style-name="Table1.C2" office:value-type="string">
            <text:p text:style-name="P2">UML sequence <text:span text:style-name="T1">dari dengan aktor(Database, web app, dkk) tiap halaman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D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D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05T13:58:35.641000000</meta:creation-date>
    <dc:date>2020-08-05T14:31:09.973000000</dc:date>
    <meta:editing-duration>PT22M23S</meta:editing-duration>
    <meta:editing-cycles>3</meta:editing-cycles>
    <meta:generator>LibreOffice/6.4.3.2$Windows_X86_64 LibreOffice_project/747b5d0ebf89f41c860ec2a39efd7cb15b54f2d8</meta:generator>
    <meta:document-statistic meta:table-count="1" meta:image-count="0" meta:object-count="0" meta:page-count="1" meta:paragraph-count="13" meta:word-count="56" meta:character-count="347" meta:non-whitespace-character-count="304"/>
  </office:meta>
</office:document-meta>
</file>